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3" style:family="paragraph" style:parent-style-name="Heading_20_3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eading_20_4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0d80a3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Mono" fo:font-size="14pt" officeooo:paragraph-rsid="000d80a3" style:font-size-asian="14pt" style:font-size-complex="14pt" loext:padding="0cm" loext:border="none"/>
    </style:style>
    <style:style style:name="P12" style:family="paragraph" style:parent-style-name="Text_20_body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Mono" fo:font-size="14pt" style:font-size-asian="14pt" style:font-size-complex="14pt"/>
    </style:style>
    <style:style style:name="T2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 fo:font-size="14pt" officeooo:rsid="000d80a3" style:font-size-asian="14pt" style:font-size-complex="14pt"/>
    </style:style>
    <style:style style:name="T4" style:family="text">
      <style:text-properties fo:color="#c9211e" loext:opacity="100%" style:font-name="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5" style:family="text">
      <style:text-properties fo:color="#c9211e" loext:opacity="100%" style:font-name="Mono" fo:font-size="14pt" fo:font-style="italic" style:text-underline-style="solid" style:text-underline-width="auto" style:text-underline-color="font-color" fo:font-weight="bold" officeooo:rsid="000d80a3" style:font-size-asian="14pt" style:font-style-asian="italic" style:font-weight-asian="bold" style:font-size-complex="14pt" style:font-style-complex="italic" style:font-weight-complex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2 | 📘 Aula - Utilizando o Vite</text:h>
      <text:p text:style-name="P7"/>
      <text:h text:style-name="P3" text:outline-level="3"><text:bookmark text:name="introdução"/>Introdução</text:h>
      <text:p text:style-name="P12"/>
      <text:p text:style-name="P9">O Vite, é uma ferramenta de construção para aplicações web, que permite criar templates para diversos frameworks e bibliotecas como: svelte, vue, react, etc.</text:p>
      <text:h text:style-name="P2" text:outline-level="3"><text:bookmark text:name="qual-eu-devo-usar?"/>- Qual eu devo usar?</text:h>
      <text:p text:style-name="P9"/>
      <text:p text:style-name="P8"><text:span text:style-name="T1">Por muito tempo o CRA foi o grande queridinho da comunidade, mas de uns tempos para cá o </text:span><text:span text:style-name="Source_20_Text"><text:span text:style-name="T2">vite</text:span></text:span><text:span text:style-name="T1"> tem se mostrado cada vez mais poderoso, com builds mais rápidos e tempo de inicialização sem comparação.</text:span></text:p>
      <text:p text:style-name="P8"><text:span text:style-name="T1">Por esses motivos, hoje o </text:span><text:span text:style-name="Source_20_Text"><text:span text:style-name="T2">vite</text:span></text:span><text:span text:style-name="T1"> é mais usado para iniciar uma aplicação </text:span><text:span text:style-name="Source_20_Text"><text:span text:style-name="T2">react</text:span></text:span><text:span text:style-name="T1">, porém como o CRA esteve na comunidade durante muito tempo, ainda iremos ver ele em muitos projetos.</text:span></text:p>
      <text:h text:style-name="P2" text:outline-level="3"><text:bookmark text:name="vantagens-do-vite"/>- Vantagens do Vite</text:h>
      <text:p text:style-name="P9"/>
      <text:list text:style-name="L1">
        <text:list-item>
          <text:p text:style-name="P10"><text:s/>Vite é mais rápido no tempo de construção da estrutura do projeto react (primeiro comando);</text:p>
        </text:list-item>
        <text:list-item>
          <text:p text:style-name="P10"><text:s/>Vite tem tempo de build mais rápido, ou seja, ele faz a construção da aplicação, gerando o executável final de forma mais rápida;</text:p>
        </text:list-item>
        <text:list-item>
          <text:p text:style-name="P11"><text:s/>Hot updates do vite são mais rápidos;</text:p>
        </text:list-item>
        <text:list-item>
          <text:p text:style-name="P11"><text:s/>Hot updates acontecem toda vez que você salva um arquivo react e isso gera uma atualização na tela do usuário. </text:p>
        </text:list-item>
        <text:list-item>
          <text:p text:style-name="P11"/>
        </text:list-item>
      </text:list>
      <text:h text:style-name="P2" text:outline-level="3"><text:bookmark text:name="como-usar?"/>- Como usar?</text:h>
      <text:h text:style-name="P4" text:outline-level="4">Utilizando npm</text:h>
      <text:p text:style-name="P5"><text:span text:style-name="Source_20_Text"><text:span text:style-name="T4">npm create vite@latest . -- --template react</text:span></text:span></text:p>
      <text:p text:style-name="P9"><text:soft-page-break/>Assim que terminar de criar o projeto, você precisará instalar os pacotes do projeto:</text:p>
      <text:p text:style-name="P5"><text:span text:style-name="Source_20_Text"><text:span text:style-name="T4">npm install</text:span></text:span></text:p>
      <text:p text:style-name="P8"><text:span text:style-name="Source_20_Text"><text:span text:style-name="T1">Quando t</text:span></text:span><text:span text:style-name="Source_20_Text"><text:span text:style-name="T3">e</text:span></text:span><text:span text:style-name="Source_20_Text"><text:span text:style-name="T1">rminar sua in</text:span></text:span><text:span text:style-name="Source_20_Text"><text:span text:style-name="T3">s</text:span></text:span><text:span text:style-name="Source_20_Text"><text:span text:style-name="T1">t</text:span></text:span><text:span text:style-name="Source_20_Text"><text:span text:style-name="T3">a</text:span></text:span><text:span text:style-name="Source_20_Text"><text:span text:style-name="T1">lação todos os arquivos est</text:span></text:span><text:span text:style-name="Source_20_Text"><text:span text:style-name="T3">a</text:span></text:span><text:span text:style-name="Source_20_Text"><text:span text:style-name="T1">rão criados e você poderá visualizá-los utilizando o servidor local de sua própria máquina. Basta usar o comando:</text:span></text:span></text:p>
      <text:p text:style-name="P6"><text:span text:style-name="Source_20_Text"><text:span text:style-name="T5">npm run dev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17:40.594000945</meta:creation-date>
    <dc:date>2024-03-06T10:23:31.857662350</dc:date>
    <meta:editing-duration>PT5M51S</meta:editing-duration>
    <meta:editing-cycles>1</meta:editing-cycles>
    <meta:document-statistic meta:table-count="0" meta:image-count="0" meta:object-count="0" meta:page-count="2" meta:paragraph-count="19" meta:word-count="236" meta:character-count="1335" meta:non-whitespace-character-count="1118"/>
    <meta:generator>LibreOffice/24.2.0.3$Linux_X86_64 LibreOffice_project/da48488a73ddd66ea24cf16bbc4f7b9c08e9bea1</meta:generator>
  </office:meta>
</office:document-meta>
</file>